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 style:font-adornments="Regular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73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8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1.27cm" fo:margin-right="0cm" fo:text-align="center" fo:text-indent="-1.27cm"/>
    </style:style>
    <style:style style:name="P7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Segoe UI1" fo:font-size="32pt" fo:text-shadow="1pt 1pt" fo:font-weight="normal" style:font-size-asian="32pt" style:font-weight-asian="normal" style:font-size-complex="32pt" style:font-weight-complex="normal"/>
    </style:style>
    <style:style style:name="P9" style:family="paragraph">
      <style:paragraph-properties fo:margin-left="1.27cm" fo:margin-right="0cm" fo:text-indent="-1.27cm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1" fo:font-size="39pt" fo:text-shadow="none" fo:font-weight="bold" style:font-size-asian="39pt" style:font-weight-asian="bold" style:font-size-complex="39pt" style:font-weight-complex="bold"/>
    </style:style>
    <style:style style:name="T6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7" style:family="text">
      <style:text-properties fo:color="#000000" style:font-name="Segoe UI1" fo:font-size="40pt" fo:text-shadow="none" fo:font-weight="bold" style:font-size-asian="40pt" style:font-weight-asian="bold" style:font-size-complex="40pt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f3834" style:text-outline="false" style:text-line-through-style="none" style:text-line-through-type="none" style:font-name="Segoe UI2" fo:font-size="32pt" fo:font-style="normal" fo:text-shadow="none" style:text-underline-style="none" fo:font-weight="bold" style:letter-kerning="true" style:font-name-asian="Segoe UI2" style:font-size-asian="32pt" style:font-style-asian="normal" style:font-weight-asian="bold" style:font-name-complex="Segoe UI2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Segoe UI2" style:font-size-asian="32pt" style:font-style-asian="normal" style:font-weight-asian="bold" style:font-name-complex="Segoe UI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Arial2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1pt 1pt" style:text-underline-style="none" fo:font-weight="normal" style:letter-kerning="true" style:font-name-asian="Microsoft YaHei" style:font-size-asian="36pt" style:font-style-asian="normal" style:font-weight-asian="normal" style:font-name-complex="Arial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Segoe UI" fo:font-size="18pt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905</text:span></text:p>
            <text:p text:style-name="P1"><text:span text:style-name="T2">“</text:span><text:span text:style-name="T2">Come, Thou Almighty K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>
        <draw:frame draw:style-name="gr3" draw:text-style-name="P4" draw:layer="layout" svg:width="24.638cm" svg:height="5.988cm" svg:x="1.524cm" svg:y="0.562cm">
          <draw:text-box>
            <text:p text:style-name="P1"><text:span text:style-name="T3">1. </text:span><text:span text:style-name="T4">Come, Thou almighty King,</text:span><text:span text:style-name="T4"><text:line-break/></text:span><text:span text:style-name="T5">Help us Thy name to sing;</text:span></text:p>
            <text:p text:style-name="P1"><text:span text:style-name="T5">Help us to prais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3">
        <draw:frame draw:style-name="gr4" draw:text-style-name="P4" draw:layer="layout" svg:width="24.638cm" svg:height="7.766cm" svg:x="1.712cm" svg:y="0.584cm">
          <draw:text-box>
            <text:p text:style-name="P1"><text:span text:style-name="T6">Father all-glorious,</text:span></text:p>
            <text:p text:style-name="P1"><text:span text:style-name="T6">O’er all victorious,</text:span><text:span text:style-name="T4"><text:line-break/></text:span><text:span text:style-name="T6">Come and reign over us,</text:span></text:p>
            <text:p text:style-name="P1"><text:span text:style-name="T6">Ancient of Day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4">
        <draw:frame draw:style-name="gr5" draw:text-style-name="P4" draw:layer="layout" svg:width="24.384cm" svg:height="5.588cm" svg:x="1.778cm" svg:y="0.508cm">
          <draw:text-box>
            <text:p text:style-name="P1"><text:span text:style-name="T3">2. </text:span><text:span text:style-name="T4">Come, Thou incarnate Word,</text:span><text:span text:style-name="T4"><text:line-break/></text:span><text:span text:style-name="T4">Gird on Thy mighty sword;</text:span></text:p>
            <text:p text:style-name="P1"><text:span text:style-name="T4">Our prayer att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5">
        <draw:frame draw:style-name="gr4" draw:text-style-name="P4" draw:layer="layout" svg:width="24.384cm" svg:height="7.766cm" svg:x="1.778cm" svg:y="0.616cm">
          <draw:text-box>
            <text:p text:style-name="P1"><text:span text:style-name="T4">Come and Thy people bless,</text:span></text:p>
            <text:p text:style-name="P1"><text:span text:style-name="T4">And give Thy Word success,</text:span><text:span text:style-name="T4"><text:line-break/></text:span><text:span text:style-name="T7">And let Thy righteousness</text:span></text:p>
            <text:p text:style-name="P1"><text:span text:style-name="T7">On us desc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6">
        <draw:frame draw:style-name="gr6" draw:text-style-name="P7" draw:layer="layout" svg:width="24.384cm" svg:height="5.842cm" svg:x="1.778cm" svg:y="0.508cm">
          <draw:text-box>
            <text:p text:style-name="P6"><text:span text:style-name="T8">3. </text:span><text:span text:style-name="T9">Come, holy Comforter,</text:span></text:p>
            <text:p text:style-name="P6"><text:span text:style-name="T9">Thy sacred witness bear</text:span></text:p>
            <text:p text:style-name="P6"><text:span text:style-name="T9">In this glad hou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7">
        <draw:frame draw:style-name="gr4" draw:text-style-name="P7" draw:layer="layout" svg:width="24.638cm" svg:height="7.766cm" svg:x="1.778cm" svg:y="0.508cm">
          <draw:text-box>
            <text:p text:style-name="P6"><text:span text:style-name="T9">Thou, who almighty art,</text:span></text:p>
            <text:p text:style-name="P6"><text:span text:style-name="T9">Now rule in ev’ry heart,</text:span></text:p>
            <text:p text:style-name="P6"><text:span text:style-name="T9">And ne’er from us depart,</text:span></text:p>
            <text:p text:style-name="P6"><text:span text:style-name="T9">Spirit of pow’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Default8">
        <draw:frame draw:style-name="gr7" draw:text-style-name="P8" draw:layer="layout" svg:width="24.638cm" svg:height="5.334cm" svg:x="1.524cm" svg:y="0.508cm">
          <draw:text-box>
            <text:p text:style-name="P6"><text:span text:style-name="T10">▲</text:span><text:span text:style-name="T11"> </text:span><text:span text:style-name="T12">4. </text:span><text:span text:style-name="T13">To Thee, great One in Three,</text:span></text:p>
            <text:p text:style-name="P6"><text:span text:style-name="T13">Eternal praises be</text:span></text:p>
            <text:p text:style-name="P6"><text:span text:style-name="T13">Hence evermor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Default9">
        <draw:frame draw:style-name="gr8" draw:text-style-name="P8" draw:layer="layout" svg:width="24.13cm" svg:height="10.668cm" svg:x="1.778cm" svg:y="0.508cm">
          <draw:text-box>
            <text:p text:style-name="P6"><text:span text:style-name="T14"><text:s/></text:span><text:span text:style-name="T13">Thy sov’reign majesty</text:span></text:p>
            <text:p text:style-name="P6"><text:span text:style-name="T13">May we in glory see,</text:span></text:p>
            <text:p text:style-name="P6"><text:span text:style-name="T13">And to eternity</text:span></text:p>
            <text:p text:style-name="P6"><text:span text:style-name="T13">Love and adore.</text:span></text:p>
            <text:p text:style-name="P9"><text:span text:style-name="T15"/></text:p>
            <text:p text:style-name="P9"><text:span text:style-name="T16"/></text:p>
            <text:p text:style-name="P9"><text:span text:style-name="T16"><text:s text:c="11"/></text:span><text:span text:style-name="T17"><text:s text:c="2"/></text:span><text:span text:style-name="T1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 style:font-adornments="Regular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12:25:03.148000000</meta:creation-date>
    <dc:date>2019-01-20T14:24:50.184000000</dc:date>
    <meta:editing-duration>PT19M16S</meta:editing-duration>
    <meta:editing-cycles>6</meta:editing-cycles>
    <meta:generator>LibreOffice/6.1.3.2$Windows_X86_64 LibreOffice_project/86daf60bf00efa86ad547e59e09d6bb77c699acb</meta:generator>
    <meta:document-statistic meta:object-count="156"/>
  </office:meta>
</office:document-meta>
</file>